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padding-left="0.0555in" fo:padding-right="0.0555in" fo:padding-top="0.0138in" fo:padding-bottom="0.0138in" fo:border="0.51pt solid #000000"/>
      <style:text-properties fo:font-size="8pt" style:font-size-asian="8pt" style:font-size-complex="8pt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padding-left="0.0555in" fo:padding-right="0.0555in" fo:padding-top="0.0138in" fo:padding-bottom="0.0138in" fo:border="0.51pt solid #000000"/>
      <style:text-properties fo:font-size="8pt" style:font-size-asian="8pt" style:font-size-complex="8pt"/>
    </style:style>
    <style:style style:name="P5" style:family="paragraph" style:parent-style-name="Standard"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in" fo:margin-right="0in" fo:text-indent="0.4917in" style:auto-text-indent="false" fo:padding-left="0.0555in" fo:padding-right="0.0555in" fo:padding-top="0.0138in" fo:padding-bottom="0.0138in" fo:border="0.51pt solid #000000"/>
      <style:text-properties fo:font-size="8pt" style:font-size-asian="8pt" style:font-size-complex="8pt"/>
    </style:style>
    <style:style style:name="T1" style:family="text">
      <style:text-properties officeooo:rsid="0014ec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text Field.</text:p>
      <text:p text:style-name="P1">This object allows us to create strips of text, of small size, that we can use <text:span text:style-name="T1">it</text:span> so that the user of our applications types something or to show some result. It is an "editable" object.</text:p>
      <text:p text:style-name="P1">To create a textfield we use the constructor:</text:p>
      <text:p text:style-name="P1">textField1 = new JTextField ("text to display", size);</text:p>
      <text:p text:style-name="P1">We have a getText () method to retrieve the text and another setTex (“text”) to write text to the textfield.</text:p>
      <text:p text:style-name="P1">We can use the setFont method to set the font of the textfied, for example:</text:p>
      <text:p text:style-name="P1">textField1.setFont (new Font ("Serif", Font.PLAIN, 14));</text:p>
      <text:p text:style-name="P1">We can also assign textfield listeners of ActionListener type that are normally activated when we press "enter".</text:p>
      <text:p text:style-name="P1">Let's see an example:</text:p>
      <text:p text:style-name="Standard"/>
      <text:p text:style-name="P2">import javax.swing. *;</text:p>
      <text:p text:style-name="P2">import java.awt. *;</text:p>
      <text:p text:style-name="P2">import java.awt.event. *;</text:p>
      <text:p text:style-name="P2">class frame extends JFrame {</text:p>
      <text:p text:style-name="P2"><text:s/>JTextField textField1, textField2;</text:p>
      <text:p text:style-name="P2"><text:s/>JPanel panel = new JPanel ();<text:tab/></text:p>
      <text:p text:style-name="P2"><text:s/>public frame () {</text:p>
      <text:p text:style-name="P2"><text:s/><text:tab/> setTitle ("JTextField example");</text:p>
      <text:p text:style-name="P2"><text:s/><text:tab/> setSize (300,100);</text:p>
      <text:p text:style-name="P2"><text:s/><text:tab/>setDefaultCloseOperation (EXIT_ON_CLOSE);</text:p>
      <text:p text:style-name="P2"><text:s/><text:tab/>panel.setLayout (new GridLayout (3,1, 5,5));</text:p>
      <text:p text:style-name="P2"><text:s/><text:tab/>// Create two textfields and a button</text:p>
      <text:p text:style-name="P2"><text:s/><text:tab/>textField1 = new JTextField ("Type something and press return", 20); // 20 columns wide</text:p>
      <text:p text:style-name="P2"><text:s/><text:tab/>// Add a listener</text:p>
      <text:p text:style-name="P2"><text:s/><text:tab/> textField1.addActionListener (new TextFieldListener ());</text:p>
      <text:p text:style-name="P2"><text:s/><text:tab/> // Assign a black border line. </text:p>
      <text:p text:style-name="P2"><text:s/><text:tab/> textField1.setBorder (BorderFactory.createLineBorder (Color.black));</text:p>
      <text:p text:style-name="P2"><text:s/><text:tab/> textField2 = new JTextField (20); </text:p>
      <text:p text:style-name="P2"><text:s/><text:tab/>textField2.setBorder (BorderFactory.createLineBorder (Color.blue));</text:p>
      <text:p text:style-name="P2"><text:soft-page-break/></text:p>
      <text:p text:style-name="P2"><text:s/><text:tab/> JButton button = new JButton ("Clear");</text:p>
      <text:p text:style-name="P2"><text:s/><text:tab/> button.addActionListener (new ButtonListener ());</text:p>
      <text:p text:style-name="P2"><text:s/><text:tab/>// Add the elements to the panel</text:p>
      <text:p text:style-name="P2"><text:s/><text:tab/> panel.add (textField1); </text:p>
      <text:p text:style-name="P2"><text:s/><text:tab/> panel.add (textField2); </text:p>
      <text:p text:style-name="P2"><text:s/><text:tab/> panel.add (button);</text:p>
      <text:p text:style-name="P2"><text:s/><text:tab/> add (panel);</text:p>
      <text:p text:style-name="P2"><text:s/>}</text:p>
      <text:p text:style-name="P2"><text:s/>// textfield listener</text:p>
      <text:p text:style-name="P2"><text:s/>class TextFieldListener implements ActionListener {</text:p>
      <text:p text:style-name="P2"><text:s/><text:tab/>public void actionPerformed (ActionEvent e) {</text:p>
      <text:p text:style-name="P2"><text:s/><text:tab/><text:tab/> // get the text typed in textfield1</text:p>
      <text:p text:style-name="P2"><text:s/><text:tab/><text:tab/> // and assign it to the other textfield.</text:p>
      <text:p text:style-name="P2"><text:tab/><text:tab/> String text = textField1.getText ();</text:p>
      <text:p text:style-name="P2"><text:s/><text:tab/><text:tab/> textField2.setText (text);</text:p>
      <text:p text:style-name="P2"><text:s/>}</text:p>
      <text:p text:style-name="P2"><text:s/>}</text:p>
      <text:p text:style-name="P2"><text:s/>// listener of the button.</text:p>
      <text:p text:style-name="P2"><text:s/>class ButtonListener implements ActionListener {</text:p>
      <text:p text:style-name="P2"><text:s/><text:tab/>public void actionPerformed (ActionEvent e) {</text:p>
      <text:p text:style-name="P2"><text:s/><text:tab/><text:tab/> // clean the textfields.</text:p>
      <text:p text:style-name="P2"><text:s/><text:tab/><text:tab/> textField1.setText ("");</text:p>
      <text:p text:style-name="P2"><text:s/><text:tab/><text:tab/>textField1.requestFocus (); // Give focus to textfield1</text:p>
      <text:p text:style-name="P2"><text:s/><text:tab/><text:tab/> textField2.setText ("");</text:p>
      <text:p text:style-name="P2"><text:s/>}</text:p>
      <text:p text:style-name="P2"><text:s/>}</text:p>
      <text:p text:style-name="P2">}</text:p>
      <text:p text:style-name="Standard"/>
      <text:p text:style-name="Standard"/>
      <text:p text:style-name="Standard"/>
      <text:p text:style-name="Standard"/>
      <text:p text:style-name="P5"><text:soft-page-break/>JLabel</text:p>
      <text:p text:style-name="P1">It is just a text label that we can place next to any component to give the user an indication of what the component's function is. It can also be used as a title.</text:p>
      <text:p text:style-name="P1">Let's see an example:</text:p>
      <text:p text:style-name="Standard"/>
      <text:p text:style-name="P2">import javax.swing. *;</text:p>
      <text:p text:style-name="P2">import java.awt.event. *;</text:p>
      <text:p text:style-name="P2">import java.awt. *;</text:p>
      <text:p text:style-name="P2"/>
      <text:p text:style-name="P2">class frame extends JFrame {</text:p>
      <text:p text:style-name="P2"><text:s/>public frame () {</text:p>
      <text:p text:style-name="P2"><text:s/><text:tab/>setTitle ("JLablel example");</text:p>
      <text:p text:style-name="P2"><text:s/><text:tab/> setSize (300,200);</text:p>
      <text:p text:style-name="P6">setDefaultCloseOperation (EXIT_ON_CLOSE);</text:p>
      <text:p text:style-name="P2"><text:s/><text:tab/>JPanel panel = new JPanel ();</text:p>
      <text:p text:style-name="P2"><text:s/><text:tab/>// change the default panel layout</text:p>
      <text:p text:style-name="P2"><text:s/><text:tab/>panel.setLayout (new GridLayout (3,1));</text:p>
      <text:p text:style-name="P2"><text:s/><text:tab/>// create three labels</text:p>
      <text:p text:style-name="P2"><text:s/><text:tab/>JLabel label1 = new JLabel ("First label"); // default left justification</text:p>
      <text:p text:style-name="P2"><text:s/><text:tab/>JLabel label2 = new JLabel ("Second label", JLabel.CENTER); //centered</text:p>
      <text:p text:style-name="P6">JLabel label3 = new JLabel ("Third label", JLabel.RIGHT); //right</text:p>
      <text:p text:style-name="P6">// add them to the panel</text:p>
      <text:p text:style-name="P2"><text:s/><text:tab/>panel.add (label1);</text:p>
      <text:p text:style-name="P6"><text:s/>panel.add (label2);</text:p>
      <text:p text:style-name="P2"><text:s/><text:tab/>panel.add (label3);<text:tab/><text:tab/><text:tab/><text:tab/><text:tab/><text:tab/><text:tab/></text:p>
      <text:p text:style-name="P2"><text:s/><text:tab/>add (panel);</text:p>
      <text:p text:style-name="P2"><text:s/>}</text:p>
      <text:p text:style-name="P2">} // of fram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9</meta:editing-cycles>
    <meta:creation-date>2016-09-20T09:01:00</meta:creation-date>
    <dc:date>2020-07-19T16:38:49.955148374</dc:date>
    <meta:editing-duration>PT25M</meta:editing-duration>
    <meta:generator>LibreOffice/6.0.7.3$Linux_X86_64 LibreOffice_project/00m0$Build-3</meta:generator>
    <meta:document-statistic meta:table-count="0" meta:image-count="0" meta:object-count="0" meta:page-count="3" meta:paragraph-count="80" meta:word-count="431" meta:character-count="3038" meta:non-whitespace-character-count="25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